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8-11-01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71176" calcext:value-type="float">
            <text:p>162.5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8-05-02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05088" calcext:value-type="float">
            <text:p>161.1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8-04-02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52104" calcext:value-type="float">
            <text:p>160.8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7-05-02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264" calcext:value-type="float">
            <text:p>162.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7-04-1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4208" calcext:value-type="float">
            <text:p>161.6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6-04-01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34984" calcext:value-type="float">
            <text:p>161.0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6-03-02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30896" calcext:value-type="float">
            <text:p>160.3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5-12-01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8552" calcext:value-type="float">
            <text:p>161.3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5-11-02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9072" calcext:value-type="float">
            <text:p>161.7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5-04-01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6808" calcext:value-type="float">
            <text:p>159.6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5-03-09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84464" calcext:value-type="float">
            <text:p>160.6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4-05-01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34984" calcext:value-type="float">
            <text:p>161.0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4-04-01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30896" calcext:value-type="float">
            <text:p>160.3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3-11-01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9072" calcext:value-type="float">
            <text:p>161.7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3-09-03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34984" calcext:value-type="float">
            <text:p>161.0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3-04-01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30896" calcext:value-type="float">
            <text:p>160.3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3-03-01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9072" calcext:value-type="float">
            <text:p>161.7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2-11-01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316" calcext:value-type="float">
            <text:p>162.4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2-05-0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8552" calcext:value-type="float">
            <text:p>161.3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2-04-0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47248" calcext:value-type="float">
            <text:p>163.1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2-03-01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316" calcext:value-type="float">
            <text:p>162.4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1-11-01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04904" calcext:value-type="float">
            <text:p>164.2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1-10-03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316" calcext:value-type="float">
            <text:p>162.4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1-06-01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8552" calcext:value-type="float">
            <text:p>161.3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1-05-02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316" calcext:value-type="float">
            <text:p>162.4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1-04-01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316" calcext:value-type="float">
            <text:p>162.4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0-11-01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55424" calcext:value-type="float">
            <text:p>164.5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0-10-01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636" calcext:value-type="float">
            <text:p>165.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632</text:p>
          </table:table-cell>
          <table:table-cell office:value-type="string" calcext:value-type="string">
            <text:p>2010-05-0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47248" calcext:value-type="float">
            <text:p>163.1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